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68.test_for_issue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Units( EnumSet &lt; TimeUnit &gt; 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Units( EnumSet &lt; TimeUnit &gt; un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26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1.get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